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98cm" fo:min-width="0.24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78cm" fo:min-width="2.47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3.32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66cm" fo:min-width="2.89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3.1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3.24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66cm" fo:min-width="3.03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2.68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3.24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78cm" fo:min-width="3.248cm"/>
    </style:style>
    <style:style style:name="gr14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g>
          <draw:frame draw:style-name="gr1" draw:text-style-name="P1" draw:layer="layout" svg:width="2.7cm" svg:height="0.962cm" svg:x="16.7cm" svg:y="9.6cm">
            <draw:text-box>
              <text:p>Sistem</text:p>
            </draw:text-box>
          </draw:frame>
          <draw:g>
            <draw:connector draw:style-name="gr2" draw:text-style-name="P2" xml:id="id1" draw:id="id1" draw:layer="layout" draw:type="line" svg:x1="2.147cm" svg:y1="6.631cm" svg:x2="2.133cm" svg:y2="8.744cm" svg:d="M2147 6631l-14 2113" svg:viewBox="0 0 15 2114">
              <text:p/>
            </draw:connector>
            <draw:connector draw:style-name="gr2" draw:text-style-name="P2" draw:layer="layout" draw:type="line" svg:x1="2.133cm" svg:y1="8.744cm" svg:x2="1.5cm" svg:y2="9.479cm" draw:start-shape="id1" draw:start-glue-point="3" svg:d="M2133 8744l-633 735" svg:viewBox="0 0 634 736">
              <text:p/>
            </draw:connector>
            <draw:connector draw:style-name="gr2" draw:text-style-name="P2" draw:layer="layout" draw:type="line" svg:x1="2.133cm" svg:y1="8.744cm" svg:x2="2.838cm" svg:y2="9.552cm" draw:start-shape="id1" draw:start-glue-point="3" svg:d="M2133 8744l705 808" svg:viewBox="0 0 706 809">
              <text:p/>
            </draw:connector>
            <draw:connector draw:style-name="gr2" draw:text-style-name="P2" draw:layer="layout" draw:type="line" svg:x1="2.146cm" svg:y1="6.851cm" svg:x2="1.649cm" svg:y2="7.47cm" draw:start-shape="id2" draw:start-glue-point="3" svg:d="M2146 6851l-497 619" svg:viewBox="0 0 498 620">
              <text:p/>
            </draw:connector>
            <draw:connector draw:style-name="gr2" draw:text-style-name="P2" xml:id="id2" draw:id="id2" draw:layer="layout" draw:type="line" svg:x1="2.84cm" svg:y1="7.358cm" svg:x2="2.146cm" svg:y2="6.851cm" svg:d="M2840 7358l-694-507" svg:viewBox="0 0 695 508">
              <text:p/>
            </draw:connector>
            <draw:custom-shape draw:style-name="gr3" draw:text-style-name="P3" draw:layer="layout" svg:width="1.059cm" svg:height="1.058cm" svg:x="1.64cm" svg:y="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onnector draw:style-name="gr2" draw:text-style-name="P2" xml:id="id3" draw:id="id3" draw:layer="layout" draw:type="line" svg:x1="17.944cm" svg:y1="6.631cm" svg:x2="17.93cm" svg:y2="8.744cm" svg:d="M17944 6631l-14 2113" svg:viewBox="0 0 15 2114">
              <text:p/>
            </draw:connector>
            <draw:connector draw:style-name="gr2" draw:text-style-name="P2" draw:layer="layout" draw:type="line" svg:x1="17.93cm" svg:y1="8.744cm" svg:x2="17.297cm" svg:y2="9.479cm" draw:start-shape="id3" draw:start-glue-point="3" svg:d="M17930 8744l-633 735" svg:viewBox="0 0 634 736">
              <text:p/>
            </draw:connector>
            <draw:connector draw:style-name="gr2" draw:text-style-name="P2" draw:layer="layout" draw:type="line" svg:x1="17.93cm" svg:y1="8.744cm" svg:x2="18.635cm" svg:y2="9.552cm" draw:start-shape="id3" draw:start-glue-point="3" svg:d="M17930 8744l705 808" svg:viewBox="0 0 706 809">
              <text:p/>
            </draw:connector>
            <draw:connector draw:style-name="gr2" draw:text-style-name="P2" draw:layer="layout" draw:type="line" svg:x1="17.943cm" svg:y1="6.851cm" svg:x2="17.446cm" svg:y2="7.47cm" draw:start-shape="id4" draw:start-glue-point="3" svg:d="M17943 6851l-497 619" svg:viewBox="0 0 498 620">
              <text:p/>
            </draw:connector>
            <draw:connector draw:style-name="gr2" draw:text-style-name="P2" xml:id="id4" draw:id="id4" draw:layer="layout" draw:type="line" svg:x1="18.637cm" svg:y1="7.358cm" svg:x2="17.943cm" svg:y2="6.851cm" svg:d="M18637 7358l-694-507" svg:viewBox="0 0 695 508">
              <text:p/>
            </draw:connector>
            <draw:custom-shape draw:style-name="gr3" draw:text-style-name="P3" draw:layer="layout" svg:width="1.059cm" svg:height="1.058cm" svg:x="17.437cm" svg:y="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3" draw:layer="layout" svg:width="4.203cm" svg:height="2.3cm" svg:x="8.3cm" svg:y="1.7cm">
            <text:p text:style-name="P4">Giriş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5.403cm" svg:height="2.8cm" svg:x="7.597cm" svg:y="4cm">
            <text:p text:style-name="P4">Çalışan Listesini</text:p>
            <text:p text:style-name="P4">Aç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4.8cm" svg:height="2.7cm" svg:x="7.8cm" svg:y="6.9cm">
            <text:p text:style-name="P4">Çalışanı Seç 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5.1cm" svg:height="2.6cm" svg:x="7.7cm" svg:y="12.3cm">
            <text:p text:style-name="P4">Maaş Hesapl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" draw:layer="layout" svg:width="3.33cm" svg:height="0.962cm" svg:x="0.6cm" svg:y="9.552cm">
            <draw:text-box>
              <text:p>Yetkili Kişi</text:p>
            </draw:text-box>
          </draw:frame>
          <draw:custom-shape draw:style-name="gr9" draw:text-style-name="P3" draw:layer="layout" svg:width="5.3cm" svg:height="2.4cm" svg:x="7.7cm" svg:y="15cm">
            <text:p text:style-name="P4">Bordro Çıktısı</text:p>
            <text:p text:style-name="P4">Ür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5cm" svg:height="2.7cm" svg:x="7.8cm" svg:y="22.5cm">
            <text:p text:style-name="P4">Yeniden Bordro</text:p>
            <text:p text:style-name="P4">Çıktısı Ür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4.5cm" svg:height="2.5cm" svg:x="8cm" svg:y="19.9cm">
            <text:p text:style-name="P4">Yeni Maaş</text:p>
            <text:p text:style-name="P4">Hesapl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5.3cm" svg:height="2.5cm" svg:x="7.7cm" svg:y="9.7cm">
            <text:p text:style-name="P4">“Maaş Hesapla”</text:p>
            <text:p text:style-name="P4">Butonuna Tıkl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3cm" svg:height="2.3cm" svg:x="7.7cm" svg:y="17.5cm">
            <text:p text:style-name="P4">Mesai Ücreti </text:p>
            <text:p text:style-name="P4">Ekl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4" draw:layer="layout" svg:x1="3.4cm" svg:y1="8.3cm" svg:x2="8.3cm" svg:y2="2.9cm">
            <text:p/>
          </draw:line>
          <draw:line draw:style-name="gr14" draw:text-style-name="P4" draw:layer="layout" svg:x1="3.4cm" svg:y1="8.3cm" svg:x2="7.6cm" svg:y2="5.6cm">
            <text:p/>
          </draw:line>
          <draw:line draw:style-name="gr14" draw:text-style-name="P4" draw:layer="layout" svg:x1="3.4cm" svg:y1="8.3cm" svg:x2="8cm" svg:y2="8cm">
            <text:p/>
          </draw:line>
          <draw:line draw:style-name="gr14" draw:text-style-name="P4" draw:layer="layout" svg:x1="3.392cm" svg:y1="8.216cm" svg:x2="7.8cm" svg:y2="10.7cm">
            <text:p/>
          </draw:line>
          <draw:line draw:style-name="gr14" draw:text-style-name="P4" draw:layer="layout" svg:x1="3.3cm" svg:y1="8.1cm" svg:x2="7.9cm" svg:y2="18.2cm">
            <text:p/>
          </draw:line>
          <draw:line draw:style-name="gr14" draw:text-style-name="P4" draw:layer="layout" svg:x1="17.2cm" svg:y1="7.7cm" svg:x2="12.7cm" svg:y2="13.1cm">
            <text:p/>
          </draw:line>
          <draw:line draw:style-name="gr14" draw:text-style-name="P4" draw:layer="layout" svg:x1="17.2cm" svg:y1="7.6cm" svg:x2="13cm" svg:y2="16.3cm">
            <text:p/>
          </draw:line>
          <draw:line draw:style-name="gr14" draw:text-style-name="P4" draw:layer="layout" svg:x1="17.2cm" svg:y1="7.7cm" svg:x2="12.5cm" svg:y2="21.2cm">
            <text:p/>
          </draw:line>
          <draw:line draw:style-name="gr14" draw:text-style-name="P4" draw:layer="layout" svg:x1="17.2cm" svg:y1="7.6cm" svg:x2="12.8cm" svg:y2="2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gun_20_Kırmızı" draw:display-name="Dolgun Kırmızı" draw:style="linear" draw:start-color="#ff6d6d" draw:end-color="#c9211e" draw:start-intensity="100%" draw:end-intensity="100%" draw:angle="300" draw:border="0%"/>
    <draw:gradient draw:name="Dolgun_20_Mavi" draw:display-name="Dolgun Mavi" draw:style="linear" draw:start-color="#729fcf" draw:end-color="#355269" draw:start-intensity="100%" draw:end-intensity="100%" draw:angle="300" draw:border="0%"/>
    <draw:gradient draw:name="Dolgun_20_Sarı" draw:display-name="Dolgun Sarı" draw:style="linear" draw:start-color="#ffde59" draw:end-color="#b47804" draw:start-intensity="100%" draw:end-intensity="100%" draw:angle="300" draw:border="0%"/>
    <draw:gradient draw:name="Dolgun_20_Yeşil" draw:display-name="Dolgun Yeşil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Dolgun_20_Mavi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Dolgun_20_Yeşil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Dolgun_20_Kırmızı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Dolgun_20_Sarı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9T14:31:38.217154109</meta:creation-date>
    <dc:date>2020-01-12T22:16:21.006283405</dc:date>
    <meta:editing-duration>PT2H21M25S</meta:editing-duration>
    <meta:editing-cycles>7</meta:editing-cycles>
    <meta:generator>LibreOffice/6.1.5.2$Linux_X86_64 LibreOffice_project/10$Build-2</meta:generator>
    <meta:document-statistic meta:object-count="35"/>
  </office:meta>
</office:document-meta>
</file>